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rpos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op link (without affiliation)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ttps://www.berrybase.de/ups-modul-fuer-raspberry-pi-pico-unterbrechungsfreie-stromversorgung</text:p>
          </table:table-cell>
        </table:table-row>
        <table:table-row table:style-name="ro1">
          <table:table-cell office:value-type="string" calcext:value-type="string">
            <text:p>Debugger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https://www.berrybase.de/raspberry-pi-debug-probe</text:p>
          </table:table-cell>
        </table:table-row>
        <table:table-row table:style-name="ro1">
          <table:table-cell office:value-type="string" calcext:value-type="string">
            <text:p>Pico 2WH</text:p>
          </table:table-cell>
          <table:table-cell office:value-type="float" office:value="8.5" calcext:value-type="float">
            <text:p>8.5</text:p>
          </table:table-cell>
          <table:table-cell table:style-name="ce1" office:value-type="string" calcext:value-type="string">
            <text:p>https://www.berrybase.de/praezisions-rtc-modul-fuer-raspberry-pi-pico-ds323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https://www.berrybase.de/praezisions-rtc-modul-fuer-raspberry-pi-pico-ds3231</text:p>
          </table:table-cell>
        </table:table-row>
        <table:table-row table:style-name="ro1">
          <table:table-cell office:value-type="string" calcext:value-type="string">
            <text:p>Pico audio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ttps://www.berrybase.de/raspberry-pi-pico-audio-pack-line-out-und-kopfhoerer-verstaerk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])" office:value-type="float" office:value="64.1" calcext:value-type="float">
            <text:p>6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.00.0000</text:date>, <text:time style:data-style-name="N2" text:time-value="23:27:01.566156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0:24:21.482495297</meta:creation-date>
    <dc:date>2025-09-10T23:27:52.678939332</dc:date>
    <meta:editing-duration>PT6M52S</meta:editing-duration>
    <meta:editing-cycles>4</meta:editing-cycles>
    <meta:generator>LibreOffice/25.2.5.2$Linux_X86_64 LibreOffice_project/a7caa51929322200646ac3828eab897adfa56265</meta:generator>
    <meta:document-statistic meta:table-count="1" meta:cell-count="20" meta:object-count="0"/>
  </office:meta>
</office:document-meta>
</file>